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fffcc" draw:textarea-horizontal-align="justify" draw:textarea-vertical-align="middle" draw:auto-grow-height="false" fo:min-height="0.418cm" fo:min-width="1.646cm" fo:wrap-option="no-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2.54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2.523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0.318cm" fo:min-width="12.60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Fine_20_Dashed" svg:stroke-color="#000000" draw:marker-start="Arrow_20_concave" draw:marker-start-width="0.3cm" draw:marker-end="Arrow_20_concave" draw:marker-end-width="0.3cm" draw:textarea-vertical-align="middle" loext:decorative="false"/>
    </style:style>
    <style:style style:name="gr11" style:family="graphic" style:parent-style-name="standard">
      <style:graphic-properties svg:stroke-color="#000000" draw:fill-color="#ffffff" draw:textarea-horizontal-align="center" draw:textarea-vertical-align="top" draw:auto-grow-height="false" fo:min-height="2.882cm" fo:min-width="9.83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25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0e6ff" draw:textarea-horizontal-align="justify" draw:textarea-vertical-align="middle" draw:auto-grow-height="false" fo:min-height="1.35cm" fo:min-width="1.1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1cm" loext:decorative="false"/>
      <style:paragraph-properties style:writing-mode="lr-tb"/>
    </style:style>
    <style:style style:name="gr16" style:family="graphic" style:parent-style-name="standard">
      <style:graphic-properties svg:stroke-color="#000000" draw:marker-start="" draw:marker-start-width="0.3cm" draw:marker-end="Arrow_20_concave" draw:marker-end-width="0.3cm" draw:textarea-vertical-align="middle" loext:decorative="false"/>
    </style:style>
    <style:style style:name="gr17" style:family="graphic">
      <style:graphic-properties style:writing-mode="lr-tb" loext:decorative="false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21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811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611cm" loext:decorative="false"/>
      <style:paragraph-properties style:writing-mode="lr-tb"/>
    </style:style>
    <style:style style:name="pr11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2" style:family="presentation" style:parent-style-name="master-outline1">
      <style:graphic-properties loext:decorative="false"/>
      <style:paragraph-properties style:writing-mode="lr-tb"/>
    </style:style>
    <style:style style:name="pr13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4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5.16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left="0cm" fo:margin-right="0cm" fo:margin-top="0cm" fo:margin-bottom="0.2cm" fo:text-indent="-0.61cm"/>
    </style:style>
    <style:style style:name="P14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1" fo:font-size="14pt" style:font-size-asian="14pt" style:font-size-complex="1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start"/>
      <style:text-properties style:font-name="Liberation Mono1" fo:font-size="18pt"/>
    </style:style>
    <style:style style:name="P19" style:family="paragraph">
      <style:paragraph-properties fo:margin-left="0cm" fo:margin-right="0cm" fo:margin-top="0cm" fo:margin-bottom="0.2cm" fo:text-indent="-0.6cm"/>
    </style:style>
    <style:style style:name="P20" style:family="paragraph"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-color="#f0e6ff"/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margin-top="0cm" fo:margin-bottom="0.406cm"/>
    </style:style>
    <style:style style:name="P28" style:family="paragraph">
      <loext:graphic-properties draw:fill-color="#ffffff"/>
    </style:style>
    <style:style style:name="P29" style:family="paragraph">
      <style:paragraph-properties fo:margin-top="0cm" fo:margin-bottom="0.3cm"/>
    </style:style>
    <style:style style:name="P30" style:family="paragraph">
      <style:text-properties fo:color="#000000" loext:opacity="100%" fo:font-size="26pt" style:font-size-asian="26pt" style:font-size-complex="26pt"/>
    </style:style>
    <style:style style:name="P31" style:family="paragraph">
      <loext:graphic-properties draw:fill-color="#999999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34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35" style:family="paragraph">
      <style:paragraph-properties fo:margin-left="0cm" fo:margin-right="0cm" fo:margin-top="0cm" fo:margin-bottom="0.2cm" fo:text-indent="0cm"/>
    </style:style>
    <style:style style:name="P36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Liberation Mono" fo:font-size="18pt" fo:language="ru" fo:country="RU" style:font-size-asian="18pt" style:font-size-complex="18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1" fo:font-size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fo:language="en" fo:country="US" style:font-size-asian="16pt" style:font-size-complex="16pt"/>
    </style:style>
    <style:style style:name="T21" style:family="text">
      <style:text-properties fo:font-size="16pt" fo:language="ru" fo:country="RU" style:font-size-asian="16pt" style:font-size-complex="16pt"/>
    </style:style>
    <style:style style:name="T22" style:family="text">
      <style:text-properties fo:font-size="6pt" fo:language="ru" fo:country="RU" style:font-size-asian="6pt" style:font-size-complex="6pt"/>
    </style:style>
    <style:style style:name="T23" style:family="text">
      <style:text-properties fo:font-size="16pt" fo:language="bg" fo:country="BG" style:font-size-asian="16pt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fo:font-size="26pt" fo:language="ru" fo:country="RU" style:font-size-asian="26pt" style:font-size-complex="26pt"/>
    </style:style>
    <style:style style:name="T29" style:family="text">
      <style:text-properties fo:color="#000000" loext:opacity="100%" fo:font-size="6pt" fo:language="ru" fo:country="RU" style:font-size-asian="6pt" style:font-size-complex="6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Liberation Mono" fo:font-size="12pt" style:font-size-asian="12pt" style:font-size-complex="12pt"/>
    </style:style>
    <style:style style:name="T32" style:family="text">
      <style:text-properties fo:color="#ff0000" loext:opacity="100%" style:font-name="Liberation Mono" fo:font-size="12pt" fo:language="ru" fo:country="RU" fo:font-style="normal" style:font-name-asian="Liberation Serif1" style:font-size-asian="12pt" style:font-style-asian="normal" style:font-name-complex="Liberation Serif1" style:font-size-complex="12pt" style:font-style-complex="normal"/>
    </style:style>
    <style:style style:name="T33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34" style:family="text">
      <style:text-properties fo:color="#000000" loext:opacity="100%" style:font-name="Liberation Mono" fo:font-size="12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L/pgSQL</text:span><text:span text:style-name="T2"><text:line-break/></text:span><text:span text:style-name="T2">Курсор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ричины использования</text:span></text:p>
              </text:list-item>
              <text:list-item>
                <text:p text:style-name="P8"><text:span text:style-name="T11">Объявление и открытие курсора</text:span></text:p>
              </text:list-item>
              <text:list-item>
                <text:p text:style-name="P8"><text:span text:style-name="T11">Операции с курсором</text:span></text:p>
              </text:list-item>
              <text:list-item>
                <text:p text:style-name="P8"><text:span text:style-name="T11">Циклы по курсору и по результатам запроса</text:span></text:p>
              </text:list-item>
              <text:list-item>
                <text:p text:style-name="P8"><text:span text:style-name="T11">Передача курсора клиенту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ричины использования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Курсор подразумевает итеративную обработку</text:span></text:p>
                <text:list>
                  <text:list-item>
                    <text:p text:style-name="P12"><text:span text:style-name="T13">полная выборка занимает слишком много памяти</text:span></text:p>
                  </text:list-item>
                  <text:list-item>
                    <text:p text:style-name="P12"><text:span text:style-name="T13">нужна не вся выборка, но размер заранее неизвестен</text:span></text:p>
                  </text:list-item>
                  <text:list-item>
                    <text:p text:style-name="P12"><text:span text:style-name="T13">способ отдать управление выборкой клиенту</text:span></text:p>
                  </text:list-item>
                  <text:list-item>
                    <text:p text:style-name="P12"><text:span text:style-name="T13">действительно требуется построчная обработка (обычно нет)</text:span></text:p>
                  </text:list-item>
                  <text:list-item>
                    <text:p text:style-name="P12"><text:span text:style-name="T13"/></text:p>
                  </text:list-item>
                  <text:list-item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4" draw:layer="layout" svg:width="16.713cm" svg:height="13.364cm" svg:x="2.1cm" svg:y="14.207cm" presentation:class="notes" presentation:user-transformed="true">
            <draw:text-box>
              <text:p text:style-name="P13"><text:span text:style-name="T14">С концепцией курсоров мы уже знакомы по теме «Архитектура. Общее устройство PostgreSQL». Там речь шла о курсорах как о возможности, предоставляемой сервером, и мы смотрели, как к этой возможности обращаться средствами SQL. Теперь поговорим о том, как использовать те же самые курсоры в языке PL/pgSQL.</text:span></text:p>
              <text:p text:style-name="P13"><text:span text:style-name="T14">Зачем вообще может возникнуть необходимость в курсорах? Декларативный SQL в первую очередь предназначен для работы</text:span><text:span text:style-name="T14"><text:line-break/></text:span><text:span text:style-name="T14">с множествами строк — в этом его сила и преимущество. PL/pgSQL, как процедурный язык, должен работать со строками по одной за раз, используя явные циклы. Такой подход как раз реализуется при помощи курсоров.</text:span></text:p>
              <text:p text:style-name="P13"><text:span text:style-name="T14">Например, полная выборка может занимать слишком много места, так что приходится обрабатывать результаты по частям. Или мы получаем набор данных неизвестного заранее размера — и в процессе выборки нужно вовремя остановиться. Или есть необходимость предоставить управление выборкой клиенту.</text:span></text:p>
              <text:p text:style-name="P13"><text:span text:style-name="T14">(Однако еще раз отметим, что хотя необходимость такой построчной обработки может возникать, в большом количестве случаев ее можно заменить чистым SQL; код в итоге окажется проще и будет быстрее работать.)</text:span></text:p>
              <text:p text:style-name="P13"><text:span text:style-name="T14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Объявление и открытие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е связанные с запросом курсорные переменные</text:span></text:p>
                <text:list>
                  <text:list-item>
                    <text:p text:style-name="P12"><text:span text:style-name="T13">объявляется переменная типа </text:span><text:span text:style-name="T15">refcursor</text:span></text:p>
                  </text:list-item>
                  <text:list-item>
                    <text:p text:style-name="P15"><text:span text:style-name="T13">конкретный запрос указывается при открытии</text:span></text:p>
                  </text:list-item>
                </text:list>
              </text:list-item>
              <text:list-item>
                <text:p text:style-name="P8"><text:span text:style-name="T11">Связанные с запросом курсорные переменные</text:span></text:p>
                <text:list>
                  <text:list-item>
                    <text:p text:style-name="P12"><text:span text:style-name="T13">при объявлении указывается запрос (возможно, с параметрами)</text:span></text:p>
                  </text:list-item>
                  <text:list-item>
                    <text:p text:style-name="P15"><text:span text:style-name="T13">при открытии указываются фактические значения параметров</text:span></text:p>
                  </text:list-item>
                </text:list>
              </text:list-item>
              <text:list-item>
                <text:p text:style-name="P8"><text:span text:style-name="T12">Особенности</text:span></text:p>
                <text:list>
                  <text:list-item>
                    <text:p text:style-name="P12"><text:span text:style-name="T13">значение курсорной переменной — имя курсора</text:span><text:span text:style-name="T13"><text:line-break/></text:span><text:span text:style-name="T13">(можно задать явно или сгенерируется автоматически)</text:span></text:p>
                  </text:list-item>
                  <text:list-item>
                    <text:p text:style-name="P12"><text:span text:style-name="T13">переменные PL/pgSQL в запросе становятся неявными параметрами</text:span><text:span text:style-name="T13"><text:line-break/></text:span><text:span text:style-name="T13">(значения подставляются при открытии курсора)</text:span></text:p>
                  </text:list-item>
                  <text:list-item>
                    <text:p text:style-name="P15"><text:span text:style-name="T13">запрос предварительно подготавливается</text:span></text:p>
                  </text:list-item>
                </text:list>
              </text:list-item>
            </text:list>
          </draw:text-box>
        </draw:frame>
        <draw:custom-shape draw:style-name="gr3" draw:text-style-name="P17" draw:layer="layout" svg:width="3.048cm" svg:height="0.948cm" svg:x="21.89cm" svg:y="8.296cm">
          <text:p text:style-name="P16"><text:span text:style-name="T16">нет в SQ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61.52836995736 47365.2265542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4" draw:layer="layout" svg:width="16.713cm" svg:height="13.811cm" svg:x="2.1cm" svg:y="14.207cm" presentation:class="notes" presentation:user-transformed="true">
            <draw:text-box>
              <text:p text:style-name="P13"><text:span text:style-name="T14">Как мы видели, в SQL курсор объявлялся и открывался одновременно командой DECLARE. В PL/pgSQL это два отдельных шага. Кроме того, для доступа к курсорам используются так называемые курсорные переменные, имеющие тип refcursor и, фактически, содержащие имя курсора (причем если не указывать это имя явно, PL/pgSQL сам позаботится о его уникальности).</text:span></text:p>
              <text:p text:style-name="P13"><text:span text:style-name="T14">Курсорную переменную можно объявить, не связывая ее с конкретным запросом. Тогда при открытии курсора нужно будет указать запрос.</text:span></text:p>
              <text:p text:style-name="P13"><text:span text:style-name="T14">Другой вариант — уже при объявлении переменной указать запрос, возможно, с параметрами. Тогда при открытии курсора указываются только фактические параметры.</text:span></text:p>
              <text:p text:style-name="P13"><text:span text:style-name="T14">Оба способа равноценны; какой использовать — дело вкуса.</text:span><text:span text:style-name="T14"><text:line-break/></text:span><text:span text:style-name="T14">И связанные, и несвязанные курсорные переменные инициализируются только при открытии курсора; в обоих случаях соответствующий запрос может иметь неявные параметры — переменные PL/pgSQL.</text:span></text:p>
              <text:p text:style-name="P13"><text:span text:style-name="T14">Напомним, что запрос, открытый с помощью курсора, автоматически подготавливается.</text:span></text:p>
              <text:p text:style-name="P13"><text:span text:style-name="T17"><text:a xlink:href="https://postgrespro.ru/docs/postgresql/16/plpgsql-cursors#PLPGSQL-CURSOR-DECLARATIONS" xlink:type="simple">https://postgrespro.ru/docs/postgresql/16/plpgsql-cursors#PLPGSQL-CURSOR-DECLARATIONS</text:a></text:span></text:p>
              <text:p text:style-name="P13"><text:span text:style-name="T17"><text:a xlink:href="https://postgrespro.ru/docs/postgresql/16/plpgsql-cursors#PLPGSQL-CURSOR-OPENING" xlink:type="simple">https://postgrespro.ru/docs/postgresql/16/plpgsql-cursors#PLPGSQL-CURSOR-OPENING</text:a></text:span></text:p>
              <text:p text:style-name="P13"><text:span text:style-name="T14"/></text:p>
              <text:p text:style-name="P13"><text:span text:style-name="T14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1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Операции с курсором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Выборка</text:span></text:p>
                <text:list>
                  <text:list-item>
                    <text:p text:style-name="P15"><text:span text:style-name="T13">только по одной строке</text:span></text:p>
                  </text:list-item>
                </text:list>
              </text:list-item>
              <text:list-item>
                <text:p text:style-name="P8"><text:span text:style-name="T12">Обращение к текущей строке курсора</text:span></text:p>
                <text:list>
                  <text:list-item>
                    <text:p text:style-name="P15"><text:span text:style-name="T13">только для простых запросов</text:span><text:span text:style-name="T13"><text:line-break/></text:span><text:span text:style-name="T13">(одна таблица, без группировок и сортировок)</text:span></text:p>
                  </text:list-item>
                </text:list>
              </text:list-item>
              <text:list-item>
                <text:p text:style-name="P8"><text:span text:style-name="T11">Обычно обработка выполняется в цикле</text:span></text:p>
                <text:list>
                  <text:list-item>
                    <text:p text:style-name="P12"><text:span text:style-name="T13">цикл FOR по курсору</text:span></text:p>
                  </text:list-item>
                  <text:list-item>
                    <text:p text:style-name="P15"><text:span text:style-name="T13">цикл FOR по запросу без явного определения курсора</text:span></text:p>
                  </text:list-item>
                </text:list>
              </text:list-item>
              <text:list-item>
                <text:p text:style-name="P8"><text:span text:style-name="T11">Закрытие</text:span></text:p>
                <text:list>
                  <text:list-item>
                    <text:p text:style-name="P12"><text:span text:style-name="T13">явно или автоматически при завершении транзакции</text:span></text:p>
                  </text:list-item>
                </text:list>
              </text:list-item>
            </text:list>
          </draw:text-box>
        </draw:frame>
        <draw:custom-shape draw:style-name="gr5" draw:text-style-name="P17" draw:layer="layout" svg:width="4.318cm" svg:height="1.778cm" svg:x="20.818cm" svg:y="15.024cm">
          <text:p text:style-name="P16"><text:span text:style-name="T16">в SQL</text:span><text:span text:style-name="T16"><text:line-break/></text:span><text:span text:style-name="T16">DECLARE</text:span></text:p>
          <text:p text:style-name="P16"><text:span text:style-name="T16">WITH HOL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90.53021532762 27561.55143338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7" draw:layer="layout" svg:width="4.295cm" svg:height="1.778cm" svg:x="10.691cm" svg:y="4.234cm">
          <text:p text:style-name="P16"><text:span text:style-name="T16">в SQL</text:span></text:p>
          <text:p text:style-name="P16"><text:span text:style-name="T16">размер выборки</text:span></text:p>
          <text:p text:style-name="P16"><text:span text:style-name="T16">определяетс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7.039106145251 30779.0893760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4" draw:layer="layout" svg:width="16.713cm" svg:height="13.611cm" svg:x="2.1cm" svg:y="14.207cm" presentation:class="notes" presentation:user-transformed="true">
            <draw:text-box>
              <text:p text:style-name="P13"><text:span text:style-name="T14">Выборка строк из курсора возможна в PL/pgSQL только по одной.</text:span><text:span text:style-name="T14"><text:line-break/></text:span><text:span text:style-name="T14">Для этого служит команда FETCH INTO.</text:span></text:p>
              <text:p text:style-name="P13"><text:span text:style-name="T14">Если запрос достаточно простой (одна таблица, без группировок</text:span><text:span text:style-name="T14"><text:line-break/></text:span><text:span text:style-name="T14">и сортировок), то в процессе работы с курсором можно обращаться</text:span><text:span text:style-name="T14"><text:line-break/></text:span><text:span text:style-name="T14">к текущей строке, например, в командах UPDATE или DELETE.</text:span></text:p>
              <text:p text:style-name="P19"><text:span text:style-name="T19">Процедурная обработка данных подразумевает работу с циклами. Можно организовать перебор и обработку всех строк, возвращаемых курсором, с помощью тех управляющих команд, что мы уже знаем.</text:span><text:span text:style-name="T19"><text:line-break/></text:span><text:span text:style-name="T19">Но, поскольку часто нужен именно такой цикл, в PL/pgSQL есть специальная команда FOR. Целочисленный вариант FOR мы уже видели в теме «Обзор и конструкции языка», а этот вариант работает</text:span><text:span text:style-name="T19"><text:line-break/></text:span><text:span text:style-name="T19">с курсором. Более того, есть еще один вариант цикла FOR, в котором не требуется даже объявления курсора — в команде указывается сам запрос.</text:span></text:p>
              <text:p text:style-name="P13"><text:span text:style-name="T14">Курсор можно закрыть явно командой CLOSE, но он в любом случае будет закрыт по окончании транзакции (в SQL курсор может оставаться открытым и после завершения транзакции, если указать фразу WITH HOLD).</text:span></text:p>
              <text:p text:style-name="P13"><text:span text:style-name="T17"><text:a xlink:href="https://postgrespro.ru/docs/postgresql/16/plpgsql-cursors#PLPGSQL-CURSOR-USING" xlink:type="simple">https://postgrespro.ru/docs/postgresql/16/plpgsql-cursors#PLPGSQL-CURSOR-USING</text:a></text:span></text:p>
              <text:p text:style-name="P13"><text:span text:style-name="T17"><text:a xlink:href="https://postgrespro.ru/docs/postgresql/16/plpgsql-cursors#PLPGSQL-CURSOR-FOR-LOOP" xlink:type="simple">https://postgrespro.ru/docs/postgresql/16/plpgsql-cursors#PLPGSQL-CURSOR-FOR-LOOP</text:a></text:span></text:p>
              <text:p text:style-name="P13"><text:span text:style-name="T14"/></text:p>
              <text:p text:style-name="P13"><text:span text:style-name="T14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1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ередача курсора клиенту</text:span></text:p>
          </draw:text-box>
        </draw:frame>
        <draw:custom-shape draw:style-name="gr7" draw:text-style-name="P21" draw:layer="layout" svg:width="3.4cm" svg:height="1.2cm" svg:x="14.968cm" svg:y="9.496cm">
          <text:p text:style-name="P20"><text:span text:style-name="T20">backend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1" draw:id="id1" draw:layer="layout" svg:width="4.5cm" svg:height="3cm" svg:x="1.2cm" svg:y="8.596cm">
          <text:p text:style-name="P20"><text:span text:style-name="T21">клиентское</text:span></text:p>
          <text:p text:style-name="P20"><text:span text:style-name="T21">приложение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3.108cm" svg:height="10.568cm" svg:x="13.568cm" svg:y="5.942cm">
          <text:p text:style-name="P20"><text:span text:style-name="T22"><text:s/></text:span></text:p>
          <text:p text:style-name="P20"><text:span text:style-name="T21">обслуживающий процесс</text:span></text:p>
          <draw:enhanced-geometry svg:viewBox="0 0 21600 21600" draw:type="rectangle" draw:enhanced-path="M 0 0 L 21600 0 21600 21600 0 21600 0 0 Z N"/>
        </draw:custom-shape>
        <draw:connector draw:style-name="gr10" draw:text-style-name="P22" draw:layer="layout" draw:type="curve" svg:x1="5.7cm" svg:y1="10.096cm" svg:x2="14.738cm" svg:y2="10.121cm" draw:start-shape="id1" draw:start-glue-point="1" draw:end-shape="id2" svg:d="M5700 10096c6778 0 2260 25 9038 25" svg:viewBox="0 0 9039 26">
          <text:p/>
        </draw:connector>
        <draw:custom-shape draw:style-name="gr11" draw:text-style-name="P21" xml:id="id2" draw:id="id2" draw:layer="layout" svg:width="10.668cm" svg:height="3.47cm" svg:x="14.738cm" svg:y="8.386cm">
          <text:p text:style-name="P20"><text:span text:style-name="T23">функция на PL/pg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xml:id="id3" draw:id="id3" draw:layer="layout" svg:width="0.8cm" svg:height="0.8cm" svg:x="18.55cm" svg:y="10.124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2.725cm" svg:height="0.878cm" svg:x="19.468cm" svg:y="10.014cm">
          <draw:text-box>
            <text:p><text:span text:style-name="T24">refcursor</text:span></text:p>
          </draw:text-box>
        </draw:frame>
        <draw:custom-shape draw:style-name="gr14" draw:text-style-name="P25" xml:id="id4" draw:id="id4" draw:layer="layout" svg:width="1.6cm" svg:height="1.6cm" svg:x="18.15cm" svg:y="13.724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4.6cm" svg:height="0.878cm" svg:x="19.868cm" svg:y="14.014cm">
          <draw:text-box>
            <text:p><text:span text:style-name="T20">курсор (портал)</text:span></text:p>
          </draw:text-box>
        </draw:frame>
        <draw:connector draw:style-name="gr16" draw:text-style-name="P26" draw:layer="layout" draw:type="curve" svg:x1="18.95cm" svg:y1="10.924cm" svg:x2="18.95cm" svg:y2="13.724cm" draw:start-shape="id3" draw:start-glue-point="2" draw:end-shape="id4" draw:end-glue-point="0" svg:d="M18950 10924v2800" svg:viewBox="0 0 1 2801">
          <text:p/>
        </draw:connector>
        <draw:connector draw:style-name="gr16" draw:text-style-name="P26" draw:layer="layout" draw:type="curve" svg:x1="5.7cm" svg:y1="10.096cm" svg:x2="18.15cm" svg:y2="14.524cm" draw:start-shape="id1" draw:end-shape="id4" draw:end-glue-point="3" svg:d="M5700 10096c9337 0 3113 4428 12450 4428" svg:viewBox="0 0 12451 4429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4" draw:layer="layout" svg:width="16.713cm" svg:height="13.364cm" svg:x="2.1cm" svg:y="14.207cm" presentation:class="notes" presentation:user-transformed="true">
            <draw:text-box>
              <text:p text:style-name="P13"><text:span text:style-name="T14">Как уже говорилось, курсорная переменная PL/pgSQL (типа refcursor) содержит имя открытого SQL-курсора. Когда говорят о курсоре как</text:span><text:span text:style-name="T14"><text:line-break/></text:span><text:span text:style-name="T14">о памяти, отведенной в обслуживающем процессе для хранения его состояния, в документации используется термин </text:span><text:span text:style-name="T25">портал</text:span><text:span text:style-name="T14">.</text:span></text:p>
              <text:p text:style-name="P13"><text:span text:style-name="T14">Таким образом, функция на PL/pgSQL может открыть курсор и вернуть его имя клиенту. Дальше клиент сможет работать с курсором так, как будто он сам его и открыл, но доступ </text:span><text:span text:style-name="T26">будет иметь </text:span><text:span text:style-name="T14">только к тем данным, которые предоставлены при открытии. Это дает еще одну возможность для организации взаимодействия приложения и базы данных.</text:span></text:p>
              <text:p text:style-name="P13"><text:span text:style-name="T14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4" draw:text-style-name="P18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7">Курсор позволяет получать</text:span><text:span text:style-name="T27"><text:line-break/></text:span><text:span text:style-name="T27">и обрабатывать данные построчно</text:span></text:p>
              </text:list-item>
              <text:list-item>
                <text:p text:style-name="P8"><text:span text:style-name="T27">Цикл FOR упрощает работу с курсорами</text:span></text:p>
              </text:list-item>
              <text:list-item>
                <text:p text:style-name="P8"><text:span text:style-name="T27">Обработка в цикле естественна для процедурных языков,</text:span><text:span text:style-name="T27"><text:line-break/></text:span><text:span text:style-name="T27">но этим не стоит злоупотреблять</text:span></text:p>
              </text:list-item>
              <text:list-item>
                <text:p text:style-name="P27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11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30" draw:layer="layout" svg:width="25.6cm" svg:height="14.4cm" svg:x="1.2cm" svg:y="4.8cm" presentation:class="outline">
          <draw:text-box>
            <text:list text:style-name="L4">
              <text:list-item>
                <text:p text:style-name="P29"><text:span text:style-name="T28">Измените функцию book_name: если у книги больше двух авторов, то в названии должны указываться первые два</text:span><text:span text:style-name="T28"><text:line-break/></text:span><text:span text:style-name="T28">с добавлением «и др.» в конце.</text:span><text:span text:style-name="T28"><text:line-break/></text:span><text:span text:style-name="T29"> </text:span><text:span text:style-name="T28"><text:line-break/></text:span><text:span text:style-name="T28">Проверьте работу функции в SQL и в приложении.</text:span></text:p>
              </text:list-item>
              <text:list-item>
                <text:p text:style-name="P29"><text:span text:style-name="T28">Попробуйте написать функцию book_name на SQL.</text:span><text:span text:style-name="T28"><text:line-break/></text:span><text:span text:style-name="T28">Какой вариант нравится больше — PL/pgSQL или SQL?</text:span></text:p>
              </text:list-item>
            </text:list>
          </draw:text-box>
        </draw:frame>
        <draw:g draw:name="book" draw:style-name="gr17">
          <draw:custom-shape draw:style-name="gr18" draw:text-style-name="P31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32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32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31" draw:layer="layout" svg:width="1.309cm" svg:height="0.703cm" draw:transform="rotate (1.5707963267949) translate (9.705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32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32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32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32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33" draw:layer="layout" svg:width="16.799cm" svg:height="15.121cm" svg:x="2.1cm" svg:y="14.107cm" presentation:class="notes" presentation:user-transformed="true">
            <draw:text-box>
              <text:p text:style-name="P19"><text:span text:style-name="T30">1. </text:span><text:span text:style-name="T6">Например</text:span><text:span text:style-name="T30">:</text:span></text:p>
              <text:p text:style-name="P19"><text:span text:style-name="T31">Хрестоматия. Пушкин А. С., Толстой Л. Н., Тургенев И. С. →</text:span><text:span text:style-name="T31"><text:line-break/></text:span><text:span text:style-name="T31">→ Хрестоматия. Пушкин А. С., Толстой Л. Н. и др.</text:span></text:p>
              <text:p text:style-name="P19"><text:span text:style-name="T32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4" draw:text-style-name="P34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29"><text:span text:style-name="T28">Требуется распределить расходы на электроэнергию</text:span><text:span text:style-name="T28"><text:line-break/></text:span><text:span text:style-name="T28">по отделам компании пропорционально количеству сотрудников (перечень отделов находится в таблице).</text:span><text:span text:style-name="T28"><text:line-break/></text:span><text:span text:style-name="T28">Напишите функцию, которая примет общую сумму расходов и запишет распределенные расходы в строки таблицы.</text:span><text:span text:style-name="T28"><text:line-break/></text:span><text:span text:style-name="T28">Числа округляются до копеек; сумма расходов всех отделов должна в точности совпадать с общей суммой.</text:span></text:p>
              </text:list-item>
              <text:list-item>
                <text:p text:style-name="P29"><text:span text:style-name="T28">Напишите табличную функцию, имитирующую сортировку слиянием. Функция принимает две курсорные переменные; оба курсора уже открыты и возвращают упорядоченные</text:span><text:span text:style-name="T28"><text:line-break/></text:span><text:span text:style-name="T28">по неубыванию целые числа. Требуется выдать общую упорядоченную последовательность чисел из обоих источников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5" draw:text-style-name="P36" draw:layer="layout" svg:width="16.799cm" svg:height="15.169cm" svg:x="2.1cm" svg:y="14.107cm" presentation:class="notes" presentation:user-transformed="true">
            <draw:text-box>
              <text:p text:style-name="P35"><text:span text:style-name="T33">1. В качестве таблицы можно взять:</text:span></text:p>
              <text:p text:style-name="P35"><text:span text:style-name="T34">CREATE TABLE depts(</text:span><text:span text:style-name="T34"><text:line-break/></text:span><text:span text:style-name="T34"> <text:s text:c="3"/>id integer PRIMARY KEY GENERATED ALWAYS AS IDENTITY,</text:span><text:span text:style-name="T34"><text:line-break/></text:span><text:span text:style-name="T34"> <text:s text:c="3"/>employees integer,</text:span><text:span text:style-name="T34"><text:line-break/></text:span><text:span text:style-name="T34"> <text:s text:c="3"/>expenses numeric(10,2)</text:span><text:span text:style-name="T34"><text:line-break/></text:span><text:span text:style-name="T34">);</text:span><text:span text:style-name="T34"><text:line-break/></text:span><text:span text:style-name="T34">INSERT INTO depts(employees) VALUES (10),(10),(10);</text:span></text:p>
              <text:p text:style-name="P35"><text:span text:style-name="T33">Функция: </text:span></text:p>
              <text:p text:style-name="P35"><text:span text:style-name="T34">FUNCTION distribute_expenses(amount numeric) RETURNS void;</text:span></text:p>
              <text:p text:style-name="P35"><text:span text:style-name="T33">Ожидаемый результат после вызова функции с параметром 100.0:</text:span></text:p>
              <text:p text:style-name="P35"><text:span text:style-name="T34"><text:s/></text:span><text:span text:style-name="T34">expenses </text:span><text:span text:style-name="T34"><text:line-break/></text:span><text:span text:style-name="T34">----------</text:span><text:span text:style-name="T34"><text:line-break/></text:span><text:span text:style-name="T34"> 33.33</text:span><text:span text:style-name="T34"><text:line-break/></text:span><text:span text:style-name="T34"> 33.34</text:span><text:span text:style-name="T34"><text:line-break/></text:span><text:span text:style-name="T34"> 33.33</text:span></text:p>
              <text:p text:style-name="P35"><text:span text:style-name="T33">2. Функция:</text:span></text:p>
              <text:p text:style-name="P35"><text:span text:style-name="T34">FUNCTION merge(c1 refcursor, c2 refcursor) RETURNS SETOF integer;</text:span></text:p>
              <text:p text:style-name="P35"><text:span text:style-name="T33">Например, если первый курсор возвращает последовательность 1, 3, 5, а второй — 2, 3, 4, то ожидается результат:</text:span></text:p>
              <text:p text:style-name="P35"><text:span text:style-name="T34"><text:s/></text:span><text:span text:style-name="T34">merge</text:span><text:span text:style-name="T34"><text:line-break/></text:span><text:span text:style-name="T34">-------</text:span><text:span text:style-name="T34"><text:line-break/></text:span><text:span text:style-name="T34"> 1</text:span><text:span text:style-name="T34"><text:line-break/></text:span><text:span text:style-name="T34"> 2</text:span><text:span text:style-name="T34"><text:line-break/></text:span><text:span text:style-name="T34"> 3</text:span><text:span text:style-name="T34"><text:line-break/></text:span><text:span text:style-name="T34"> 3</text:span><text:span text:style-name="T34"><text:line-break/></text:span><text:span text:style-name="T34"> 4</text:span><text:span text:style-name="T34"><text:line-break/></text:span><text:span text:style-name="T34"> 5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4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2M28S</meta:editing-duration>
    <meta:editing-cycles>156</meta:editing-cycles>
    <meta:generator>LibreOffice/24.2.4.2$Linux_X86_64 LibreOffice_project/420$Build-2</meta:generator>
    <dc:date>2024-07-02T05:34:05.348084515</dc:date>
    <meta:document-statistic meta:object-count="105"/>
    <meta:template xlink:type="simple" xlink:actuate="onRequest" xlink:title="master" xlink:href="../../../../../.config/libreoffice/4/user/template/master.otp" meta:date="2015-06-03T14:43:56.815095550"/>
  </office:meta>
</office:document-meta>
</file>